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ff0000"/>
    </style:style>
    <style:style style:name="P2" style:family="paragraph" style:parent-style-name="Standard">
      <style:text-properties officeooo:paragraph-rsid="0003b1e2"/>
    </style:style>
    <style:style style:name="P3" style:family="paragraph" style:parent-style-name="Standard">
      <style:paragraph-properties fo:margin-top="0.0417in" fo:margin-bottom="0.0417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4" style:family="paragraph" style:parent-style-name="Standard" style:master-page-name="Standard">
      <style:paragraph-properties style:page-number="auto"/>
    </style:style>
    <style:style style:name="T1" style:family="text">
      <style:text-properties fo:color="#ff0000"/>
    </style:style>
    <style:style style:name="T2" style:family="text">
      <style:text-properties fo:language="it" fo:country="IT"/>
    </style:style>
    <style:style style:name="T3" style:family="text">
      <style:text-properties fo:color="#1d1c1d" style:font-name="Courier New" fo:font-size="9pt" style:font-name-asian="Times New Roman" style:font-size-asian="9pt" style:font-name-complex="Courier New1" style:font-size-complex="9pt"/>
    </style:style>
    <style:style style:name="T4" style:family="text">
      <style:text-properties fo:color="#000000" style:font-name="Arial" fo:font-size="12pt" style:font-name-asian="Times New Roman" style:font-size-asian="12pt" style:font-name-complex="Arial1" style:font-size-complex="12pt"/>
    </style:style>
    <style:style style:name="T5" style:family="text">
      <style:text-properties fo:color="#000000" style:font-name="Arial" fo:font-size="12pt" fo:language="it" fo:country="IT" style:font-name-asian="Times New Roman" style:font-size-asian="12pt" style:font-name-complex="Arial1" style:font-size-complex="12pt"/>
    </style:style>
    <style:style style:name="T6" style:family="text">
      <style:text-properties fo:color="#000000" style:font-name="Arial" fo:font-size="12pt" fo:background-color="#ffffff" loext:char-shading-value="0" style:font-name-asian="Times New Roman" style:font-size-asian="12pt" style:font-name-complex="Arial1" style:font-size-complex="12pt"/>
    </style:style>
    <style:style style:name="T7" style:family="text">
      <style:text-properties fo:color="#000000" style:font-name="Calibri" fo:background-color="#ffffff" loext:char-shading-value="0" style:font-name-complex="Calibri1"/>
    </style:style>
    <style:style style:name="T8" style:family="text">
      <style:text-properties style:font-name="Calibri" style:font-name-complex="Calibri1"/>
    </style:style>
    <style:style style:name="T9" style:family="text">
      <style:text-properties style:font-name="Calibri" officeooo:rsid="0003b1e2" style:font-name-complex="Calib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Kerberos commands:</text:span></text:p>
      <text:p text:style-name="Standard">kinit -f battisti@FNAL.GOV <text:s text:c="15"/></text:p>
      <text:p text:style-name="Standard">Password:</text:p>
      <text:p text:style-name="Standard">ssh -K <text:a xlink:type="simple" xlink:href="mailto:battisti@dunegpvmN.fnal.gov" text:style-name="Internet_20_link" text:visited-style-name="Visited_20_Internet_20_Link">battisti@dunegpvmN.fnal.gov</text:a> (with N= 01 to 15)</text:p>
      <text:p text:style-name="Standard"><text:span text:style-name="T1">Art setup</text:span></text:p>
      <text:p text:style-name="Standard">source /cvmfs/dune.opensciencegrid.org/products/dune/setup_dune.sh</text:p>
      <text:p text:style-name="Standard"><text:span text:style-name="T2">setup garsoft v02_05_00 -q e17:prof</text:span></text:p>
      <text:p text:style-name="Standard"><text:span text:style-name="T1">Root Setup</text:span></text:p>
      <text:p text:style-name="P3"><text:span text:style-name="T3">. /cvmfs/larsoft.opensciencegrid.org/products/setup<text:line-break/>setup root v6_18_04d -q e19:prof</text:span></text:p>
      <text:p text:style-name="Standard"/>
      <text:p text:style-name="Standard"><text:span text:style-name="T1">Edep-sim setup</text:span></text:p>
      <text:p text:style-name="Standard"><text:span text:style-name="T4">- source /cvmfs/dune.opensciencegrid.org/products/dune/setup_dune.sh </text:span></text:p>
      <text:p text:style-name="Standard"><text:span text:style-name="T5">- setup geant4 v4_10_3_p03e -q e19:prof</text:span></text:p>
      <text:p text:style-name="Standard"><text:span text:style-name="T5">- setup root v6_18_04d -q e19:prof</text:span></text:p>
      <text:p text:style-name="Standard"><text:span text:style-name="T6">- source setup.sh</text:span></text:p>
      <text:p text:style-name="Standard"><text:span text:style-name="T4">- To run the sim: edep-sim -C -g &lt;geo file&gt; -o &lt;output&gt; -p &lt;physics list&gt; -u -e &lt;nevents&gt; &lt;mac file&gt;</text:span></text:p>
      <text:p text:style-name="Standard"><text:span text:style-name="T1">Change geometry in a fhicl file</text:span></text:p>
      <text:p text:style-name="P3"><text:span text:style-name="T3">services.Geometry.RelativePath:</text:span></text:p>
      <text:p text:style-name="P1"/>
      <text:p text:style-name="Standard"><text:bookmark-start text:name="_GoBack"/>services.Geometry.GDML:<text:bookmark-end text:name="_GoBack"/>"/nd_hall_mpd_only/nd_hall_mpd_only_60l_SPY_v2_wMuID.gdml"</text:p>
      <text:p text:style-name="Standard">services.Geometry.ROOT:"/nd_hall_mpd_only/nd_hall_mpd_only_ECalOctagon_60l_SPY_v2_wMuID.gdml"</text:p>
      <text:p text:style-name="Standard"><text:span text:style-name="T1">Convert to rootracker </text:span></text:p>
      <text:p text:style-name="Standard">gntpc -i myfile.ghep.root -f t2k_rootracker</text:p>
      <text:p text:style-name="Standard"><text:span text:style-name="T1">Extend Anajob</text:span></text:p>
      <text:p text:style-name="Standard"><text:span text:style-name="T8">physics.analyzers.anatree.WriteMCPTrajectory: true</text:span></text:p>
      <text:p text:style-name="Standard"><text:span text:style-name="T8">physics.analyzers.anatree.WriteMCPTrajMomenta: true</text:span></text:p>
      <text:p text:style-name="P2"><text:soft-page-break/><text:span text:style-name="T9">NOTE: to modify a module, you need to modify the version that is in </text:span><text:span text:style-name="T7">/gar/srcs/garsoft/Reco/</text:span><text:span text:style-name="T8"><text:line-break/>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ederico Battisti</meta:initial-creator>
    <meta:editing-cycles>16</meta:editing-cycles>
    <meta:creation-date>2020-08-28T08:03:00</meta:creation-date>
    <dc:date>2021-04-09T19:22:13.400163448</dc:date>
    <meta:editing-duration>PT2H31M12S</meta:editing-duration>
    <meta:generator>LibreOffice/6.4.6.2$Linux_X86_64 LibreOffice_project/40$Build-2</meta:generator>
    <meta:document-statistic meta:table-count="0" meta:image-count="0" meta:object-count="0" meta:page-count="2" meta:paragraph-count="25" meta:word-count="110" meta:character-count="1106" meta:non-whitespace-character-count="100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